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>
      <style:paragraph-properties fo:margin-top="0cm" fo:margin-bottom="0cm"/>
    </style:style>
    <style:style style:name="P5" style:family="paragraph" style:parent-style-name="Text_20_body" style:list-style-name="L1">
      <style:paragraph-properties fo:margin-top="0cm" fo:margin-bottom="0cm"/>
    </style:style>
    <style:style style:name="P6" style:family="paragraph" style:parent-style-name="Text_20_body" style:list-style-name="L1">
      <style:paragraph-properties fo:margin-top="0cm" fo:margin-bottom="0cm"/>
      <style:text-properties fo:font-size="13.5pt"/>
    </style:style>
    <style:style style:name="P7" style:family="paragraph" style:parent-style-name="Text_20_body" style:list-style-name="L2">
      <style:paragraph-properties fo:margin-top="0cm" fo:margin-bottom="0cm"/>
      <style:text-properties fo:font-size="13pt"/>
    </style:style>
    <style:style style:name="P8" style:family="paragraph" style:parent-style-name="Text_20_body" style:list-style-name="L2">
      <style:paragraph-properties fo:margin-top="0cm" fo:margin-bottom="0cm"/>
    </style:style>
    <style:style style:name="T1" style:family="text">
      <style:text-properties fo:color="#00ff00" fo:font-size="36pt"/>
    </style:style>
    <style:style style:name="T2" style:family="text">
      <style:text-properties fo:color="#800080" fo:font-size="27pt"/>
    </style:style>
    <style:style style:name="T3" style:family="text">
      <style:text-properties fo:font-size="18pt"/>
    </style:style>
    <style:style style:name="T4" style:family="text">
      <style:text-properties fo:color="#0000ff" fo:font-size="27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Mad's Programs</text:span><text:line-break/><text:line-break/><text:span text:style-name="T2">Index</text:span><text:line-break/><text:line-break/>___________________________________________________________________________________________________________</text:p>
      <text:list xml:id="list28623806" text:style-name="L2">
        <text:list-item>
          <text:p text:style-name="P7">fLib - Extended file handling</text:p>
        </text:list-item>
        <text:list-item>
          <text:p text:style-name="P7">Ovar - Persistant variables</text:p>
        </text:list-item>
        <text:list-item>
          <text:p text:style-name="P7">Modifications</text:p>
          <text:list>
            <text:list-item>
              <text:p text:style-name="P8">BIOS - Added os.remove(), and a custom read function</text:p>
            </text:list-item>
          </text:list>
        </text:list-item>
        <text:list-item>
          <text:p text:style-name="P7">Layout Modules/Classes</text:p>
          <text:list>
            <text:list-item>
              <text:p text:style-name="P8">Textfield - Create editable textfields</text:p>
            </text:list-item>
            <text:list-item>
              <text:p text:style-name="P3">Button - Create clickable buttons</text:p>
            </text:list-item>
          </text:list>
        </text:list-item>
      </text:list>
      <text:p text:style-name="Text_20_body"><text:line-break/>___________________________________________________________________________________________________________<text:line-break/><text:line-break/><text:line-break/><text:line-break/><text:span text:style-name="T2">fLib - Extended file handling</text:span><text:line-break/><text:line-break/>fLib is an API, that makes file handling a breeze. Write, append, even replace lines in a file with one line of code.<text:line-break/>This is a must have for file-based programs.<text:line-break/><text:line-break/><text:span text:style-name="T3">Functions</text:span><text:line-break/>[CODE]<text:line-break/>flib.exists(&lt;path&gt;) --Returns true if &lt;path&gt; exists, and is a file<text:line-break/>flib.getTable(&lt;path&gt;) --Returns a table with all the lines<text:line-break/>flib.getLine(&lt;path&gt;, &lt;line&gt;) --Returns the &lt;line&gt;th line<text:line-break/>flib.getText(&lt;path&gt;) --Returns all the text in the file<text:line-break/>flib.fwrite(&lt;path&gt;, &lt;text&gt;) --Writes &lt;text&gt; in a file<text:line-break/>flib.fappend(&lt;path&gt;, &lt;text&gt;) --Appends &lt;text&gt; to a file<text:line-break/>flib.fwriteAtStart(&lt;path&gt;, &lt;text&gt;) --Writes &lt;text&gt; at the start of a file<text:line-break/>flib.fwriteFromTable(&lt;path&gt;, ) --Writes each field in &lt;table&gt; as a line in the file<text:line-break/>flib.fappendFromTable(&lt;path&gt;, &lt;table&gt;) --Appends to a file with each field in &lt;table&gt; as a line<text:line-break/>flib.fwriteAtStartFromTable(&lt;path&gt;, &lt;table&gt;) --Writes at the start of a file with each field in &lt;table&gt; as a line<text:line-break/>flib.fwriteFromLine(&lt;path&gt;, &lt;line&gt;, &lt;text&gt;) --Writes &lt;text&gt; from &lt;line&gt;, and keeps everything beneath the &lt;line&gt;th line<text:line-break/>flib.fwriteFromLineFromTable(&lt;path&gt;, &lt;line&gt;, &lt;table&gt;) --Writes from &lt;line&gt;th line with each field in &lt;table&gt; as a line, and keeps everything beneath the &lt;line&gt;th line<text:line-break/>flib.replaceLine(&lt;path&gt;, &lt;line&gt;, &lt;text&gt;) --Replaces the &lt;line&gt;th line in a file with &lt;text&gt;<text:line-break/>flib.getName(&lt;path&gt;) --Returns the name of the file, without the path<text:line-break/>flib.getPath(&lt;path&gt;) --Returns the path of the file, without the name<text:line-break/><text:soft-page-break/>flib.fremove(&lt;path&gt;) --Removes a file<text:line-break/>[/CODE]</text:p>
      <text:p text:style-name="Text_20_body"/>
      <text:p text:style-name="P1"><text:a xlink:type="simple" xlink:href="http://www.github.com/mad1231999/Computer-Craft-Programs"><text:span text:style-name="T4">Source code - Stay up to date</text:span></text:a></text:p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99cm" style:writing-mode="page"/>
      <style:text-properties style:use-window-font-color="true" style:font-name="Times New Roman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4T08:45:08.87</meta:creation-date>
    <dc:date>2012-04-04T08:47:56.85</dc:date>
    <meta:editing-duration>P0D</meta:editing-duration>
    <meta:editing-cycles>1</meta:editing-cycles>
    <meta:document-statistic meta:table-count="0" meta:image-count="0" meta:object-count="0" meta:page-count="2" meta:paragraph-count="10" meta:word-count="277" meta:character-count="1985" meta:non-whitespace-character-count="1733"/>
    <meta:generator>LibreOffice/3.5$Windows_x86 LibreOffice_project/dc9775d-05ecbee-0851ad3-1586698-727bf66</meta:generator>
  </office:meta>
</office:document-meta>
</file>